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Corpus_20_Note">
      <style:paragraph-properties fo:margin-left="0cm" fo:margin-right="0cm" fo:text-indent="0cm" style:auto-text-inden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_20_Shobido_20_1" text:outline-level="1">Description</text:h>
      <text:p text:style-name="Corpus_20_A">Une mission est une bataille très spéciale dans W40K Skirmish Edition.</text:p>
      <text:p text:style-name="Corpus_20_A">Elle correspond à une suite de trois batailles qui sont indifféremment des escarmouches ou des scenarii joués à la suite par deux joueurs, sans aucun renforts entre chaque escarmouche ou scenario.</text:p>
      <text:p text:style-name="Corpus_20_A">Le vainqueur de la mission est le joueur qui a remporté 2 batailles sur les trois livrées.</text:p>
      <text:p text:style-name="Corpus_20_A">Il va sans dire qu'il est très important dans ces conditions de ne pas sacrifier inutilement des troupes sur la première escarmouche sous peine qu'elles manquent cruellement durant les escarmouches postérieures.</text:p>
      <text:p text:style-name="Corpus_20_A">La mission est donc un événement stratégique, qui peut sanctionner sévèrement un joueur s'il n'y prend garde...</text:p>
      <text:h text:style-name="Title_20_Shobido_20_1" text:outline-level="1">Préparation</text:h>
      <text:p text:style-name="Title_20_Shobido_20_2">1. Recrutement</text:p>
      <text:p text:style-name="Corpus_20_A">Chaque joueur doit recruter son contingent pour cette bataille. </text:p>
      <text:p text:style-name="Corpus_20_A">Sur la feuille « Administratum » de son contingent, il <text:s/>peut recruter toutes les troupes qui ont survécu à la bataille précédente ou qu'il a capturé pour la moitié de leur coût normal. Et compléter ses forces en achetant pour leur coût normal n'importe quel nombre de troupes fraîches. </text:p>
      <text:p text:style-name="Corpus_20_A">Tout point de « COM » non dépensé alors est perdu.</text:p>
      <text:p text:style-name="Corpus_20_A">Pour que le recrutement d'un contingent soit valide, il faut que les valeurs de « COM » et de « REQ » soient nulles ou positives une fois le recrutement effectué. Une valeur négative indique que vous avez recruté trop de troupes et vous devez alors en supprimer.</text:p>
      <text:p text:style-name="Corpus_20_A">L'administratum regroupe toutes les données utiles à la gestion de votre contingent. Lorsque vous avez terminé le recrutement, enregistrez ce fichier et archivez le.</text:p>
      <text:p text:style-name="Title_20_Shobido_20_2">2. Briefing</text:p>
      <text:p text:style-name="P3">1. Déterminer si la première bataille sera une escarmouche ou un scenario.</text:p>
      <text:p text:style-name="P3">2. Suivez la routine de la bataille à livrer mais en sautant la phase de recrutement.</text:p>
      <text:p text:style-name="P3">3. Une fois la première bataille finie, passez à la deuxième en suivant la même logique et en ne recrutant aucune troupe à aucun moment une fois le recrutement initial terminé.</text:p>
      <text:p text:style-name="P3">4. Ne déterminez pas l'évènement de campagne avant la fin des trois batailles</text:p>
      <text:h text:style-name="Title_20_Shobido_20_1" text:outline-level="1"><text:soft-page-break/>Après Bataille</text:h>
      <text:p text:style-name="Title_20_Shobido_20_2">1. Du sang et des larmes</text:p>
      <text:p text:style-name="Corpus_20_Note">1. Déterminer le vainqueur</text:p>
      <text:p text:style-name="Corpus_20_A">Le joueur qui a remporté au moins 2 victoires sur les trois batailles qui viennent d'être livrées est déclaré vainqueur de la mission.</text:p>
      <text:p text:style-name="Corpus_20_Note">2. Déterminer l'évènement</text:p>
      <text:p text:style-name="Corpus_20_A">Le vainqueur peut maintenant tirer une carte événement s'il le souhaite. Il peut tout aussi bien ne pas tirer de carte, il n'y a alors pas d'évènement à ce tour de campagne.</text:p>
      <text:p text:style-name="Title_20_Shobido_20_2">2. établir le campement</text:p>
      <text:p text:style-name="Corpus_20_A">Reportez maintenant toutes les informations utiles de votre « belligestionum » vers votre « administratum » :</text:p>
      <text:p text:style-name="Corpus_20_Note">Les survivants et les captures</text:p>
      <text:p text:style-name="Corpus_20_Note">Le nombre de grenades de chaque type qu'il vous reste.</text:p>
      <text:p text:style-name="Corpus_20_Note">Votre victoire ou votre défaite</text:p>
      <text:p text:style-name="Corpus_20_A">Et pensez à noter les effets de l'évènement si une carte événement a été tirée.</text:p>
      <text:p text:style-name="Title_20_Shobido_20_2">3. Débriefing</text:p>
      <text:p text:style-name="Corpus_20_A">Sur l'administratum, indiquez votre valeur stratégique terminale puis enregistrez et archivez. Remplacez VS précédente par VS terminale et effacez VS terminale en vue de votre prochaine bataille. Enregistrez.</text:p>
      <text:p text:style-name="Corpus_20_A">Écrivez votre rapport et postez le à l'arbitre de campagne en même temps que les différentes versions de votre administratum et belligestionum de ce to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shadow="none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_20_Shobido_20_1" style:display-name="Title Shobido 1" style:family="paragraph" style:default-outline-level="1" style:master-page-name="">
      <style:paragraph-properties fo:margin-top="0cm" fo:margin-bottom="0.101cm" fo:text-align="center" style:justify-single-word="false" style:page-number="auto" fo:break-before="column" fo:background-color="transparent" fo:padding="0.049cm" fo:border="0.002cm solid #000000" style:shadow="#808080 0.18cm 0.18cm">
        <style:tab-stops/>
        <style:background-image/>
      </style:paragraph-properties>
      <style:text-properties fo:text-transform="uppercase" style:font-name="Copperplate Gothic Bold" fo:font-size="14pt" fo:font-weight="normal"/>
    </style:style>
    <style:style style:name="Title_20_Shobido_20_2" style:display-name="Title Shobido 2" style:family="paragraph" style:master-page-name="">
      <style:paragraph-properties fo:margin-top="0.4cm" fo:margin-bottom="0.101cm" fo:keep-together="always" style:page-number="auto" fo:padding="0.049cm" fo:border="0.002cm solid #000000" style:shadow="none" fo:keep-with-next="always"/>
      <style:text-properties fo:text-transform="uppercase" style:font-name="Sylfaen" fo:font-size="13pt" fo:language="fr" fo:country="FR" fo:font-style="normal" fo:font-weight="bold" style:font-weight-asian="bold" style:font-weight-complex="bold"/>
    </style:style>
    <style:style style:name="Corpus_20_A" style:display-name="Corpus A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hyphenation-ladder-count="no-limit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Sylfaen1" fo:font-size="12pt" fo:letter-spacing="-0.018cm" fo:language="fr" fo:country="FR" fo:font-weight="normal" style:letter-kerning="true" style:text-scale="125%" fo:hyphenate="false" fo:hyphenation-remain-char-count="2" fo:hyphenation-push-char-count="2"/>
    </style:style>
    <style:style style:name="Title_20_Shobido_20_3" style:display-name="Title Shobido 3" style:family="paragraph" style:master-page-name="">
      <style:paragraph-properties fo:margin-top="0.499cm" fo:margin-bottom="0.101cm" fo:text-align="center" style:justify-single-word="false" style:page-number="auto" fo:keep-with-next="always"/>
      <style:text-properties fo:text-transform="uppercase" style:font-name="Arial2" fo:font-size="12pt" fo:letter-spacing="0.071cm" fo:font-style="normal" style:text-underline-style="solid" style:text-underline-width="auto" style:text-underline-color="font-color" fo:font-weight="bold" style:text-scale="150%"/>
    </style:style>
    <style:style style:name="Header" style:family="paragraph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RE_20_EN_20_TETE" style:display-name="TITRE EN TETE" style:family="paragraph" style:parent-style-name="Header" style:master-page-name="">
      <style:paragraph-properties fo:text-align="center" style:justify-single-word="false" style:page-number="auto" fo:padding="0.049cm" fo:border="0.002cm solid #000000" style:shadow="#808080 0.18cm 0.18cm" style:join-border="false"/>
      <style:text-properties fo:text-transform="uppercase" style:font-name="Copperplate Gothic Bold" fo:font-size="20pt" fo:letter-spacing="0.071cm" style:text-scale="150%"/>
    </style:style>
    <style:style style:name="Corpus_20_B" style:display-name="Corpus B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background-color="transparent">
        <style:tab-stops/>
        <style:drop-cap/>
        <style:background-image/>
      </style:paragraph-properties>
      <style:text-properties style:font-name="Sylfaen" fo:letter-spacing="-0.018cm" style:text-scale="125%"/>
    </style:style>
    <style:style style:name="Corpus_20_Note" style:display-name="Corpus Note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keep-with-next="auto"/>
      <style:text-properties style:font-name="Sylfaen" fo:font-size="11pt" fo:letter-spacing="-0.018cm" fo:font-style="normal" style:text-scale="125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0.499cm" fo:margin-left="1cm" fo:margin-right="1cm" style:shadow="none" fo:background-color="transparent" style:writing-mode="lr-tb" style:footnote-max-height="0cm">
        <style:background-image/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02cm solid #000000" fo:padding="0.049cm" style:shadow="none" fo:background-color="transparent" style:dynamic-spacing="true">
          <style:background-image/>
        </style:header-footer-properties>
      </style:header-style>
      <style:footer-style>
        <style:header-footer-properties svg:height="0.9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TITRE_20_EN_20_TETE">Mission</text:p>
      </style:header>
      <style:footer>
        <text:p text:style-name="MP1">13 <text:s/>: <text:s/><text:page-number text:select-page="current">1</text:page-number> / <text:page-count>2</text:page-count></text:p>
      </style:footer>
      <style:footer-left>
        <text:p text:style-name="MP2">3 <text:s/>: <text:s/><text:page-number text:select-page="current">2</text:page-number> / <text:page-count>2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3-11-26T10:39:21.69</dc:date>
    <meta:editing-cycles>52</meta:editing-cycles>
    <meta:editing-duration>P3DT13H2M9S</meta:editing-duration>
    <meta:document-statistic meta:table-count="0" meta:image-count="0" meta:object-count="0" meta:page-count="2" meta:paragraph-count="36" meta:word-count="518" meta:character-count="3091"/>
    <meta:user-defined meta:name="Info 1"/>
    <meta:user-defined meta:name="Info 2"/>
    <meta:user-defined meta:name="Info 3"/>
    <meta:user-defined meta:name="Info 4"/>
  </office:meta>
</office:document-meta>
</file>